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fo:wrap-option="wrap" fo:border-left="0.018cm solid #000000" fo:border-right="0.002cm solid #000000" fo:border-top="0.018cm solid #000000" style:vertical-align="middle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5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5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5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5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5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5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5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5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5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5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5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5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5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5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5" table:formula="of:=[.C17]-[.B17]" office:value-type="time" office:time-value="PT02H50M00S">
            <text:p>02:5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1" table:number-rows-repeated="68">
          <table:table-cell table:number-columns-repeated="4"/>
          <table:table-cell table:style-name="ce16"/>
        </table:table-row>
        <table:table-row table:style-name="ro1" table:number-rows-repeated="65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18:4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2H26M22S</meta:editing-duration>
    <meta:editing-cycles>15</meta:editing-cycles>
    <meta:generator>BrOffice.org/3.2$Win32 OpenOffice.org_project/320m18$Build-9502</meta:generator>
    <dc:date>2011-09-12T18:47:47.94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